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width="0.076cm" draw:marker-start-width="0.406cm" draw:marker-end-width="0.406cm" draw:textarea-horizontal-align="center" draw:textarea-vertical-align="middle" fo:padding-top="0.164cm" fo:padding-bottom="0.164cm" fo:padding-left="0.289cm" fo:padding-right="0.2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27cm" svg:x="3.575cm" svg:y="16.855cm">
          <text:p text:style-name="P1"><text:span text:style-name="T1">LED 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8cm" svg:height="1.27cm" svg:x="8.655cm" svg:y="15.055cm">
          <text:p text:style-name="P1"><text:span text:style-name="T1">Sensor 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27cm" svg:x="19.422cm" svg:y="11.217cm">
          <text:p text:style-name="P1"><text:span text:style-name="T1">Domain 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1.27cm" svg:x="11.86cm" svg:y="12.245cm">
          <text:p text:style-name="P1"><text:span text:style-name="T1">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27cm" svg:x="13.435cm" svg:y="10.31cm">
          <text:p text:style-name="P1"><text:span text:style-name="T1">View 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5.875cm" svg:height="2.54cm" svg:x="3.575cm" svg:y="7.07cm">
          <text:p text:style-name="P1"><text:span text:style-name="T1">User Interface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4.445cm" svg:height="1.27cm" svg:x="14.291cm" svg:y="7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445cm" svg:height="1.27cm" svg:x="14.09cm" svg:y="7.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445cm" svg:height="1.27cm" svg:x="13.89cm" svg:y="7.5cm">
            <text:p text:style-name="P1"><text:span text:style-name="T1">Views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layer="layout" svg:width="5.915cm" svg:height="1.27cm" svg:x="8.655cm" svg:y="16.86cm">
          <text:p text:style-name="P1"><text:span text:style-name="T1">Hardware 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15.24cm" svg:y="16.86cm">
          <text:p text:style-name="P1"><text:span text:style-name="T1">Tim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42cm" svg:height="1.27cm" svg:x="18.745cm" svg:y="13.05cm">
          <text:p text:style-name="P1"><text:span text:style-name="T1">State Machine Engin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035cm" svg:y1="14.62cm" svg:x2="25.165cm" svg:y2="14.62cm">
          <text:p/>
        </draw:line>
        <draw:line draw:style-name="gr3" draw:text-style-name="P1" draw:layer="layout" svg:x1="1.035cm" svg:y1="9.92cm" svg:x2="25.165cm" svg:y2="9.92cm">
          <text:p/>
        </draw:line>
        <draw:frame draw:style-name="gr4" draw:text-style-name="P3" draw:layer="layout" svg:width="2.89cm" svg:height="1.199cm" draw:transform="rotate (1.5707963267946) translate (1.106cm 9.825cm)">
          <draw:text-box>
            <text:p text:style-name="P1"><text:span text:style-name="T2">Presentation</text:span></text:p>
            <text:p text:style-name="P1"><text:span text:style-name="T2">Layer</text:span></text:p>
          </draw:text-box>
        </draw:frame>
        <draw:frame draw:style-name="gr4" draw:text-style-name="P3" draw:layer="layout" svg:width="2.225cm" svg:height="1.199cm" draw:transform="rotate (1.5707963267946) translate (1.106cm 14.585cm)">
          <draw:text-box>
            <text:p text:style-name="P1"><text:span text:style-name="T2">Business</text:span></text:p>
            <text:p text:style-name="P1"><text:span text:style-name="T2">Layer</text:span></text:p>
          </draw:text-box>
        </draw:frame>
        <draw:frame draw:style-name="gr4" draw:text-style-name="P3" draw:layer="layout" svg:width="2.513cm" svg:height="1.199cm" draw:transform="rotate (1.5707963267946) translate (1.035cm 18.368cm)">
          <draw:text-box>
            <text:p text:style-name="P1"><text:span text:style-name="T2">Integration</text:span></text:p>
            <text:p text:style-name="P1"><text:span text:style-name="T2">Layer</text:span></text:p>
          </draw:text-box>
        </draw:frame>
        <draw:line draw:style-name="gr3" draw:text-style-name="P1" draw:layer="layout" svg:x1="1.035cm" svg:y1="18.42cm" svg:x2="25.165cm" svg:y2="18.42cm">
          <text:p/>
        </draw:line>
        <draw:custom-shape draw:style-name="gr1" draw:text-style-name="P2" draw:layer="layout" svg:width="19.685cm" svg:height="1.27cm" svg:x="3.575cm" svg:y="18.765cm">
          <text:p text:style-name="P1"><text:span text:style-name="T1">Platform (CARME/ORCHID &amp; Linux)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045cm" svg:y1="9.875cm" svg:x2="5.045cm" svg:y2="14.955cm">
          <text:p/>
        </draw:line>
        <draw:line draw:style-name="gr5" draw:text-style-name="P1" draw:layer="layout" svg:x1="6.75cm" svg:y1="9.875cm" svg:x2="6.715cm" svg:y2="16.86cm">
          <text:p/>
        </draw:line>
        <draw:line draw:style-name="gr5" draw:text-style-name="P1" draw:layer="layout" svg:x1="12.795cm" svg:y1="9.875cm" svg:x2="12.795cm" svg:y2="12.245cm">
          <text:p/>
        </draw:line>
        <draw:line draw:style-name="gr5" draw:text-style-name="P1" draw:layer="layout" svg:x1="15.905cm" svg:y1="13.685cm" svg:x2="15.905cm" svg:y2="14.955cm">
          <text:p/>
        </draw:line>
        <draw:line draw:style-name="gr5" draw:text-style-name="P1" draw:layer="layout" svg:x1="12.835cm" svg:y1="13.685cm" svg:x2="12.835cm" svg:y2="14.955cm">
          <text:p/>
        </draw:line>
        <draw:line draw:style-name="gr5" draw:text-style-name="P1" draw:layer="layout" svg:x1="17.845cm" svg:y1="11.01cm" svg:x2="19.45cm" svg:y2="11.78cm">
          <text:p/>
        </draw:line>
        <draw:line draw:style-name="gr5" draw:text-style-name="P1" draw:layer="layout" svg:x1="16.91cm" svg:y1="12.715cm" svg:x2="19.45cm" svg:y2="11.78cm">
          <text:p/>
        </draw:line>
        <draw:line draw:style-name="gr5" draw:text-style-name="P1" draw:layer="layout" svg:x1="16.91cm" svg:y1="12.98cm" svg:x2="18.815cm" svg:y2="13.785cm">
          <text:p/>
        </draw:line>
        <draw:line draw:style-name="gr5" draw:text-style-name="P1" draw:layer="layout" svg:x1="15.77cm" svg:y1="9.875cm" svg:x2="15.77cm" svg:y2="10.51cm">
          <text:p/>
        </draw:line>
        <draw:line draw:style-name="gr5" draw:text-style-name="P1" draw:layer="layout" svg:x1="16.405cm" svg:y1="13.685cm" svg:x2="16.405cm" svg:y2="16.86cm">
          <text:p/>
        </draw:line>
        <draw:custom-shape draw:style-name="gr1" draw:text-style-name="P2" draw:layer="layout" svg:width="4.445cm" svg:height="1.27cm" svg:x="3.576cm" svg:y="15.055cm">
          <text:p text:style-name="P1"><text:span text:style-name="T1">Input 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1.27cm" svg:x="14.705cm" svg:y="15.055cm">
          <text:p text:style-name="P1"><text:span text:style-name="T1">Machine Controll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035cm" svg:y1="6.72cm" svg:x2="25.165cm" svg:y2="6.72cm">
          <text:p/>
        </draw:line>
        <draw:custom-shape draw:style-name="gr1" draw:text-style-name="P2" draw:layer="layout" svg:width="19.7cm" svg:height="1.27cm" svg:x="3.56cm" svg:y="5.13cm"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0.33cm" svg:x="12.82cm" svg:y="6.389cm">
          <text:p/>
          <draw:enhanced-geometry svg:viewBox="0 0 21600 21600" draw:glue-points="1080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27cm" svg:height="0.33cm" svg:x="12.82cm" svg:y="18.489cm">
          <text:p/>
          <draw:enhanced-geometry svg:viewBox="0 0 21600 21600" draw:glue-points="1080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06T07:56:30</meta:creation-date>
    <dc:date>2011-06-06T13:16:03</dc:date>
    <meta:editing-duration>PT1H17M26S</meta:editing-duration>
    <meta:editing-cycles>15</meta:editing-cycles>
    <meta:generator>LibreOffice/3.3$Linux LibreOffice_project/330m19$Build-202</meta:generator>
    <meta:document-statistic meta:object-count="36"/>
  </office:meta>
</office:document-meta>
</file>